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1cm" fo:min-width="60.426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4.26cm" svg:height="4.091cm" svg:x="3.189cm" svg:y="1.445cm">
          <draw:text-box>
            <text:p text:style-name="P1"><text:span text:style-name="T1">z deljenjem besed prosojnica in še enkrat rosojn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8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Thorsten Peters</meta:initial-creator>
    <meta:creation-date>1999-05-19T10:39:04</meta:creation-date>
    <dc:creator>Tom Cat</dc:creator>
    <dc:date>2007-07-05T22:22:23</dc:date>
    <dc:language>en-US</dc:language>
    <meta:editing-cycles>2</meta:editing-cycles>
    <meta:editing-duration>PT4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